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erif" svg:font-family="'DejaVu Serif'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erif" fo:font-size="18pt" style:font-name-asian="DejaVu Serif" style:font-name-complex="DejaVu Seri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" fo:font-size="12pt" fo:language="de" fo:country="DE" style:font-name-asian="DejaVu Serif" style:font-name-complex="DejaVu Serif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" fo:font-size="12pt" fo:language="de" fo:country="DE" officeooo:paragraph-rsid="00138ec2" style:font-name-asian="DejaVu Serif" style:font-name-complex="DejaVu Serif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" fo:font-size="12pt" fo:language="de" fo:country="DE" officeooo:rsid="0019b397" officeooo:paragraph-rsid="0019b397" style:font-name-asian="DejaVu Serif" style:font-name-complex="DejaVu Serif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" fo:font-size="12pt" fo:language="de" fo:country="DE" officeooo:paragraph-rsid="00270cb7" style:font-name-asian="DejaVu Serif" style:font-name-complex="DejaVu Serif"/>
    </style:style>
    <style:style style:name="P7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style:font-name="DejaVu Serif" fo:font-size="12pt" fo:language="de" fo:country="DE" style:font-name-asian="DejaVu Serif" style:font-name-complex="DejaVu Serif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officeooo:paragraph-rsid="001158cc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language="de" fo:country="D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000000" style:font-name="DejaVu Serif" fo:font-size="12pt" fo:language="de" fo:country="DE" style:font-name-asian="DejaVu Serif" style:font-name-complex="DejaVu Serif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color="#000000" style:font-name="DejaVu Serif" fo:font-size="12pt" fo:language="de" fo:country="DE" fo:font-weight="bold" style:font-name-asian="DejaVu Serif" style:font-name-complex="DejaVu Serif"/>
    </style:style>
    <style:style style:name="P12" style:family="paragraph" style:parent-style-name="Standard">
      <style:text-properties style:font-name="DejaVu Serif" fo:language="de" fo:country="DE" style:font-name-asian="DejaVu Serif" style:font-name-complex="DejaVu Serif"/>
    </style:style>
    <style:style style:name="P13" style:family="paragraph" style:parent-style-name="Standard" style:master-page-name="MasterPage2">
      <style:paragraph-properties fo:margin-left="0in" fo:margin-right="0in" fo:margin-top="0.1665in" fo:margin-bottom="0.1665in" loext:contextual-spacing="false" fo:text-indent="0in" style:auto-text-indent="false" style:page-number="auto" fo:padding="0in" fo:border="none"/>
      <style:text-properties fo:color="#000000" style:font-name="DejaVu Serif" fo:font-size="12pt" fo:language="de" fo:country="DE" style:font-name-asian="DejaVu Serif" style:font-name-complex="DejaVu Serif"/>
    </style:style>
    <style:style style:name="P14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" fo:font-size="12pt" fo:language="de" fo:country="DE" style:font-name-asian="DejaVu Serif" style:font-name-complex="DejaVu Serif"/>
    </style:style>
    <style:style style:name="P15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style:font-name="DejaVu Serif" fo:font-size="12pt" fo:language="de" fo:country="DE" style:font-name-asian="DejaVu Serif" style:font-name-complex="DejaVu Serif"/>
    </style:style>
    <style:style style:name="P16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officeooo:paragraph-rsid="0017d14d"/>
    </style:style>
    <style:style style:name="P17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officeooo:paragraph-rsid="002b5225"/>
    </style:style>
    <style:style style:name="T1" style:family="text">
      <style:text-properties officeooo:rsid="00152489"/>
    </style:style>
    <style:style style:name="T2" style:family="text">
      <style:text-properties style:font-name="DejaVu Serif" fo:font-size="12pt" fo:language="de" fo:country="DE" style:font-name-asian="DejaVu Serif" style:font-name-complex="DejaVu Serif"/>
    </style:style>
    <style:style style:name="T3" style:family="text">
      <style:text-properties style:font-name="DejaVu Serif" fo:language="de" fo:country="DE" style:font-name-asian="DejaVu Serif" style:font-name-complex="DejaVu Serif"/>
    </style:style>
    <style:style style:name="T4" style:family="text">
      <style:text-properties fo:color="#000000" style:font-name="DejaVu Serif" fo:font-size="12pt" style:font-name-asian="DejaVu Serif" style:font-name-complex="DejaVu Serif"/>
    </style:style>
    <style:style style:name="T5" style:family="text">
      <style:text-properties fo:color="#000000" style:font-name="DejaVu Serif" fo:font-size="12pt" officeooo:rsid="0011e93b" style:font-name-asian="DejaVu Serif" style:font-name-complex="DejaVu Serif"/>
    </style:style>
    <style:style style:name="T6" style:family="text">
      <style:text-properties fo:color="#000000" style:font-name="DejaVu Serif" fo:font-size="12pt" officeooo:rsid="00157044" style:font-name-asian="DejaVu Serif" style:font-name-complex="DejaVu Serif"/>
    </style:style>
    <style:style style:name="T7" style:family="text">
      <style:text-properties fo:color="#000000" style:font-name="DejaVu Serif" fo:font-size="12pt" officeooo:rsid="001ef957" style:font-name-asian="DejaVu Serif" style:font-name-complex="DejaVu Serif"/>
    </style:style>
    <style:style style:name="T8" style:family="text">
      <style:text-properties fo:color="#000000" style:font-name="DejaVu Serif" fo:font-size="12pt" fo:language="de" fo:country="DE" style:font-name-asian="DejaVu Serif" style:font-name-complex="DejaVu Serif"/>
    </style:style>
    <style:style style:name="T9" style:family="text">
      <style:text-properties fo:color="#000000" style:font-name="DejaVu Serif" fo:font-size="12pt" fo:language="de" fo:country="DE" officeooo:rsid="0017d14d" style:font-name-asian="DejaVu Serif" style:font-name-complex="DejaVu Serif"/>
    </style:style>
    <style:style style:name="T10" style:family="text">
      <style:text-properties fo:color="#000000" style:font-name="DejaVu Serif" fo:font-size="12pt" fo:language="de" fo:country="DE" officeooo:rsid="00260a93" style:font-name-asian="DejaVu Serif" style:font-name-complex="DejaVu Serif"/>
    </style:style>
    <style:style style:name="T11" style:family="text">
      <style:text-properties fo:color="#000000" style:font-name="DejaVu Serif" fo:font-size="12pt" fo:language="de" fo:country="DE" officeooo:rsid="002b5225" style:font-name-asian="DejaVu Serif" style:font-name-complex="DejaVu Serif"/>
    </style:style>
    <style:style style:name="T12" style:family="text">
      <style:text-properties officeooo:rsid="00138ec2"/>
    </style:style>
    <style:style style:name="T13" style:family="text">
      <style:text-properties officeooo:rsid="001ef957"/>
    </style:style>
    <style:style style:name="T14" style:family="text">
      <style:text-properties officeooo:rsid="0022f28c"/>
    </style:style>
    <style:style style:name="T15" style:family="text">
      <style:text-properties officeooo:rsid="0023cc0e"/>
    </style:style>
    <style:style style:name="T16" style:family="text">
      <style:text-properties officeooo:rsid="002b52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Zwischen</text:p>
      <text:p text:style-name="P3">xxxxx<text:line-break/>xxxxx<text:line-break/>xxxxx</text:p>
      <text:p text:style-name="P10">– nachfolgend Auftragnehmer genannt –</text:p>
      <text:p text:style-name="P3">und</text:p>
      <text:p text:style-name="P3">xxxxxx<text:line-break/>xxxxxx<text:line-break/>xxxxxx</text:p>
      <text:p text:style-name="P10">– nachfolgend Auftraggeber genannt –</text:p>
      <text:p text:style-name="P11"/>
      <text:p text:style-name="P11">§ 1 Geltungsbereich</text:p>
      <text:p text:style-name="P7">(1) Gegenstand dieser Vereinbarung ist das erweiterte Nutzungsrecht an folgenden Werkarten: Beauftragte Kunstwerke.</text:p>
      <text:p text:style-name="P7">(2) Die erweiterten Nutzungsrechte betrifft alle Werke, die der Auftragnehmer im Auftrag des Auftraggeber erstellt hat.</text:p>
      <text:p text:style-name="P7">(3) Der Auftragnehmer versichert, dass er dazu berechtigt ist, die vertragsgegenständlichen Nutzungsrechte an den aufgeführten Werken einzuräumen.</text:p>
      <text:p text:style-name="P11">§ 2 Nutzungsrechte</text:p>
      <text:p text:style-name="P8"><text:span text:style-name="T8">(1) Die Nutzungsrechte an den unter § 1 Abs. 2 benannten Werken des Auftragnehmer werden durch den Auftraggeber zusätzlich unter folgende Lizenz gestellt: </text:span><text:a xlink:type="simple" xlink:href="https://creativecommons.org/licenses/by-nc-nd/4.0/legalcode" text:style-name="Internet_20_link" text:visited-style-name="Visited_20_Internet_20_Link"><text:span text:style-name="Hyperlink"><text:span text:style-name="T2">Creative Commons</text:span></text:span></text:a><text:a xlink:type="simple" xlink:href="https://creativecommons.org/licenses/by-nc-nd/4.0/legalcode" text:style-name="Internet_20_link" text:visited-style-name="Visited_20_Internet_20_Link"><text:span text:style-name="Hyperlink"><text:span text:style-name="T3"> Attribution-NonCommercial-NoDerivatives 4.0 (CC BY-NC-ND 4.0)</text:span></text:span></text:a></text:p>
      <text:p text:style-name="P9"><text:span text:style-name="T4">Die Einräumung weiterer Nutzungsrechte auf, beziehungsweise für, Dritte durch </text:span><text:span text:style-name="T5">die Parteien</text:span><text:span text:style-name="T4"> erfolgt nicht. Die Weitergabe an weitere Parteien ist unzulässig.</text:span></text:p>
      <text:p text:style-name="P3"><text:soft-page-break/>Der Auftraggeber erhält die Erlaubnis, die im Vertrag benannten Werke mit eventuell zusätzlich nötigen Wasserzeichen zu versehen.</text:p>
      <text:p text:style-name="P5">Der Auftragnehmer verpflichtet sich eines dezenten Wasserzeichens, welches nicht vom Inhalt des Werkes unter § 1 Abs. 1 und 2 ablenkt. <text:span text:style-name="T14">Ferner verpflichtet sich der Auftragnehmer zur Aufklärung </text:span><text:span text:style-name="T15">des Auftraggebers seiner allgemeinen Geschäftsbedingungen in schriftlicher Form, beiderseits unterschrieben.</text:span></text:p>
      <text:p text:style-name="P3">(2) Die Nutzungsrechte werden für alle zum Zeitpunkt des Vertragsabschlusses bekannten Nutzungsarten eingeräumt.</text:p>
      <text:p text:style-name="P3">(3) Der Vertrag und somit die Einräumung der Nutzungsrechte wird durch die Zahlung der unter § 3 vertraglich vereinbarten Vergütung an den Auftragnehmer wirksam.</text:p>
      <text:p text:style-name="P3">(4) Der Auftraggeber verpflichtet sich dazu, vorhandene Wasserzeichen des Künstlers unangetastet zu belassen. Eine Entfernung oder das unkenntlich machen ist nicht erlaubt!</text:p>
      <text:p text:style-name="P3">(5) Der Auftragnehmer verpflichtet sich dazu, bei Veröffentlichen des Werkes, auf die öffentlichen Kanäle oder mindestens einen zuzuordnenden Benutzernamen des Auftraggebers zu nennen.</text:p>
      <text:p text:style-name="P3"><text:tab/><text:span text:style-name="T13">a. Sollte das Werk Charaktere enthalten, so sind zusätzlich die Namen der Charaktere zu nennen.</text:span></text:p>
      <text:p text:style-name="P9"><text:span text:style-name="T4"><text:tab/></text:span><text:span text:style-name="T7">b</text:span><text:span text:style-name="T4">. Sollte das Werk keinen nennbaren Charakter enthalten, z.B. </text:span><text:span text:style-name="T6">bei </text:span><text:span text:style-name="T4">Illustrationen von Gegenständen, so ist ein vermerk der Zugehörigkeit des Gegenstandes, z.B. durch Charakternamen, vorzunehmen!</text:span></text:p>
      <text:p text:style-name="P11">§ 3 Vergütung</text:p>
      <text:p text:style-name="P3">(1) Die Vergütung wurde dem Auftraggeber bereits vor Beginn der ersten Arbeiten, spätestens nach den ersten Entwürfen, an dem Auftrag mitgeteilt.</text:p>
      <text:p text:style-name="P4">(2) Der Auftraggeber verpflichtet sich, die Honorarzahlungen an den <text:soft-page-break/>Auftragnehmer, Zeitnah, <text:span text:style-name="T12">spätestens jedoch nach einer Woche,</text:span> zu der Forderung zu begleichen.</text:p>
      <text:p text:style-name="P3">(3) Die Höhe der Honorarzahlung wird durch den Auftragnehmer bestimmt und sind nicht verhandelbar!</text:p>
      <text:p text:style-name="P11">§ 4 Salvatorische Klausel</text:p>
      <text:p text:style-name="P3">(1) Soweit eine Bestimmung aus diesem Vertrag ungültig oder undurchsetzbar ist oder wird, bleiben die übrigen Bestimmungen aus diesem Vertrag davon unberührt.</text:p>
      <text:p text:style-name="P16"><text:span text:style-name="T9">(2) Folgeaufträge an den Auftragnehmer beziehen sich auf eine </text:span><text:span text:style-name="T10">bereits Unterzeichnete Ausführung</text:span><text:span text:style-name="T9"> dieses Dokuments und erfordern keine weitere Kopie, sofern sich die Bedingungen nicht geändert haben.</text:span></text:p>
      <text:p text:style-name="P17"><text:span text:style-name="T9">(</text:span><text:span text:style-name="T11">3) Dieses Dokument behandelt nur die Nutzungsrechte. Die Urheberrechte verbleiben unangetastet bei dem Künstler.</text:span><text:span text:style-name="T8"><text:line-break/></text:span></text:p>
      <text:p text:style-name="P6">_______________________________<text:line-break/>Ort, Datum</text:p>
      <text:p text:style-name="P7"/>
      <text:p text:style-name="P3">_______________________________<text:line-break/>Unterschrift Auftragnehmer </text:p>
      <text:p text:style-name="P3"/>
      <text:p text:style-name="P3">_______________________________<text:line-break/>Unterschrift Auftraggeber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erif" svg:font-family="'DejaVu Serif'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Arial" fo:font-size="11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 fo:padding="0in" fo:border="none" style:text-autospace="ideograph-alpha" style:punctuation-wrap="hanging" style:line-break="strict" style:tab-stop-distance="0.5in" style:writing-mode="page"/>
      <style:text-properties fo:color="#000000" style:text-position="0% 100%" style:font-name="Arial" fo:font-size="11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line-height="115%"/>
      <style:text-properties fo:color="#4f81bd" fo:font-size="9pt" fo:font-weight="bold"/>
    </style:style>
    <style:style style:name="footnote_20_text" style:display-name="footnote text" style:family="paragraph" style:parent-style-name="Normal">
      <style:paragraph-properties fo:margin-top="0in" fo:margin-bottom="0.028in" loext:contextual-spacing="false" fo:line-height="100%"/>
      <style:text-properties fo:font-size="9pt"/>
    </style:style>
    <style:style style:name="toc_20_1" style:display-name="toc 1" style:family="paragraph" style:parent-style-name="Normal">
      <style:paragraph-properties fo:margin-left="0in" fo:margin-right="0in" fo:margin-top="0in" fo:margin-bottom="0.0398in" loext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loext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loext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loext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loext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loext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loext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loext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loext:contextual-spacing="false" fo:text-indent="0in" style:auto-text-indent="false"/>
    </style:style>
    <style:style style:name="TOC_20_Heading" style:display-name="TOC Heading" style:family="paragraph"/>
    <style:style style:name="Normal" style:family="paragraph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in" loext:contextual-spacing="false"/>
      <style:text-properties fo:color="#000000" style:font-name="Arial" fo:font-family="Arial" fo:font-size="24pt" fo:font-weight="bold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39in" fo:margin-bottom="0in" loext:contextual-spacing="false"/>
      <style:text-properties fo:color="#000000" style:font-name="Arial" fo:font-family="Arial" fo:font-size="20pt" fo:font-weight="bold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39in" fo:margin-bottom="0in" loext:contextual-spacing="false"/>
      <style:text-properties fo:color="#000000" style:font-name="Arial" fo:font-family="Arial" fo:font-size="18pt" fo:font-style="italic" fo:font-weight="bold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39in" fo:margin-bottom="0in" loext:contextual-spacing="false"/>
      <style:text-properties fo:color="#232323" style:font-name="Arial" fo:font-family="Arial" fo:font-size="16pt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39in" fo:margin-bottom="0in" loext:contextual-spacing="false"/>
      <style:text-properties fo:color="#444444" style:font-name="Arial" fo:font-family="Arial" fo:font-size="14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139in" fo:margin-bottom="0in" loext:contextual-spacing="false"/>
      <style:text-properties fo:color="#232323" style:font-name="Arial" fo:font-family="Arial" fo:font-size="14pt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139in" fo:margin-bottom="0in" loext:contextual-spacing="false"/>
      <style:text-properties fo:color="#606060" style:font-name="Arial" fo:font-family="Arial" fo:font-size="12pt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139in" fo:margin-bottom="0in" loext:contextual-spacing="false"/>
      <style:text-properties fo:color="#444444" style:font-name="Arial" fo:font-family="Arial" fo:font-size="12pt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139in" fo:margin-bottom="0in" loext:contextual-spacing="false"/>
      <style:text-properties fo:color="#444444" style:font-name="Arial" fo:font-family="Arial" fo:font-size="11.5pt" fo:font-style="italic" style:font-name-asian="Arial" style:font-family-asian="Arial" style:font-name-complex="Arial" style:font-family-complex="Ari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loext:contextual-spacing="false" fo:line-height="100%"/>
    </style:style>
    <style:style style:name="Quote" style:family="paragraph" style:parent-style-name="Normal">
      <style:paragraph-properties fo:margin-left="3.1508in" fo:margin-right="0in" fo:text-align="justify" style:justify-single-word="false" fo:text-indent="0in" style:auto-text-indent="false"/>
      <style:text-properties fo:color="#373737" fo:font-size="9pt" fo:font-style="italic"/>
    </style:style>
    <style:style style:name="Subtitle" style:family="paragraph" style:parent-style-name="Normal" style:class="chapter">
      <style:paragraph-properties fo:line-height="100%"/>
      <style:text-properties fo:color="#444444" style:font-name="Arial" fo:font-family="Arial" fo:font-size="26pt" fo:font-style="italic" style:font-name-asian="Arial" style:font-family-asian="Arial" style:font-name-complex="Arial" style:font-family-complex="Arial"/>
    </style:style>
    <style:style style:name="Intense_20_Quote" style:display-name="Intense Quote" style:family="paragraph" style:parent-style-name="Normal">
      <style:paragraph-properties fo:margin-left="0.3937in" fo:margin-right="0.3937in" fo:text-align="justify" style:justify-single-word="false" fo:text-indent="0in" style:auto-text-indent="false" fo:padding="0in" fo:border="0.51pt solid #808080"/>
      <style:text-properties fo:color="#464646" fo:font-size="9.5pt" fo:font-style="italic" fo:font-weight="bold"/>
    </style:style>
    <style:style style:name="Title" style:family="paragraph" style:parent-style-name="Normal" style:class="chapter">
      <style:paragraph-properties fo:margin-top="0.2083in" fo:margin-bottom="0.0555in" loext:contextual-spacing="true" fo:line-height="100%" fo:padding="0in" fo:border-left="none" fo:border-right="none" fo:border-top="none" fo:border-bottom="3pt solid #000000"/>
      <style:text-properties fo:color="#000000" style:font-name="Arial" fo:font-family="Arial" fo:font-size="36pt" fo:font-weight="bold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true" fo:text-indent="0in" style:auto-text-indent="false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erif" fo:font-size="18pt" style:font-name-asian="DejaVu Serif" style:font-name-complex="DejaVu Seri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52489"/>
    </style:style>
    <style:page-layout style:name="Mpm1">
      <style:page-layout-properties fo:page-width="8.5in" fo:page-height="11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UFTRAGSVERTRAG</text:p>
      </style:header>
    </style:master-page>
    <style:master-page style:name="MasterPage2" style:page-layout-name="Mpm2">
      <style:header>
        <text:p text:style-name="MP1">AUFTRAGSVERTRAG</text:p>
      </style:header>
      <style:footer>
        <text:p text:style-name="MP2"><text:span text:style-name="MT1">Seite </text:span><text:page-number text:select-page="current">1</text:page-number><text:s/><text:span text:style-name="MT1">von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8</meta:editing-cycles>
    <meta:editing-duration>PT1H53M12S</meta:editing-duration>
    <dc:date>2021-11-29T10:49:42.539258520</dc:date>
    <meta:document-statistic meta:table-count="0" meta:image-count="0" meta:object-count="0" meta:page-count="3" meta:paragraph-count="35" meta:word-count="433" meta:character-count="3386" meta:non-whitespace-character-count="2980"/>
  </office:meta>
</office:document-meta>
</file>